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34F0CB572CA13CD93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23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533cm" svg:height="17.5cm" svg:x="4.234cm" svg:y="6.2cm">
          <draw:image xlink:href="Pictures/100000000000025E0000034F0CB572CA13CD938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28T15:47:14.405752306</dc:date>
    <meta:editing-duration>PT58S</meta:editing-duration>
    <meta:editing-cycles>1</meta:editing-cycles>
    <meta:document-statistic meta:object-count="1"/>
    <meta:generator>LibreOffice/5.1.6.2$Linux_X86_64 LibreOffice_project/10m0$Build-2</meta:generator>
  </office:meta>
</office:document-meta>
</file>